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D000002EEBEE16105AA549AFA.png" manifest:media-type="image/png"/>
  <manifest:file-entry manifest:full-path="Pictures/100002010000012D0000015EE58E239ED53372BD.png" manifest:media-type="image/png"/>
  <manifest:file-entry manifest:full-path="Pictures/10000201000002290000013BFD7F38793614D779.png" manifest:media-type="image/png"/>
  <manifest:file-entry manifest:full-path="Pictures/100002010000010F000000BA3C6BB2CFE815496D.png" manifest:media-type="image/png"/>
  <manifest:file-entry manifest:full-path="Pictures/10000201000001B500000073888061021EF6C6F7.png" manifest:media-type="image/png"/>
  <manifest:file-entry manifest:full-path="Pictures/100002010000014A000000CB2ED4C63CDCD6B4C2.png" manifest:media-type="image/png"/>
  <manifest:file-entry manifest:full-path="Pictures/10000201000001E1000000C678BF56CF341141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pr1" style:family="presentation" style:parent-style-name="Padrão-title">
      <style:graphic-properties fo:min-height="6.949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1" style:family="paragraph">
      <style:text-properties fo:color="#ff0000" style:font-name="Arial" fo:font-size="40pt" style:font-size-asian="40pt" style:font-size-complex="40pt"/>
    </style:style>
    <style:style style:name="P2" style:family="paragraph">
      <loext:graphic-properties draw:fill-color="#ffffff"/>
      <style:text-properties style:font-name="Arial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"/>
    </style:style>
    <style:style style:name="P6" style:family="paragraph">
      <style:paragraph-properties fo:text-align="justify"/>
    </style:style>
    <style:style style:name="P7" style:family="paragraph">
      <style:text-properties style:font-name="Arial" fo:font-size="28pt" style:font-size-asian="28pt" style:font-size-complex="28pt"/>
    </style:style>
    <style:style style:name="P8" style:family="paragraph">
      <style:text-properties style:font-name="Arial" fo:font-size="20pt" style:font-size-asian="20pt" style:font-size-complex="20pt"/>
    </style:style>
    <style:style style:name="P9" style:family="paragraph">
      <style:paragraph-properties fo:text-align="justify"/>
      <style:text-properties style:font-name="Arial" fo:font-size="20pt" style:font-size-asian="20pt" style:font-size-complex="20pt"/>
    </style:style>
    <style:style style:name="P10" style:family="paragraph">
      <style:text-properties style:font-name="Arial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"/>
    </style:style>
    <style:style style:name="P13" style:family="paragraph">
      <style:text-properties fo:color="#ff0000" style:font-name="Arial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2cm" fo:margin-bottom="0cm" style:writing-mode="lr-tb"/>
      <style:text-properties style:font-name="Arial" fo:font-size="20pt" style:font-size-asian="20pt" style:font-size-complex="20pt"/>
    </style:style>
    <style:style style:name="P22" style:family="paragraph">
      <style:paragraph-properties fo:margin-top="0.2cm" fo:margin-bottom="0cm" style:writing-mode="lr-tb"/>
      <style:text-properties fo:color="#000000" style:font-name="Arial" fo:font-size="20pt" style:font-size-asian="20pt" style:font-size-complex="20pt"/>
    </style:style>
    <style:style style:name="P23" style:family="paragraph">
      <style:text-properties style:font-name="Arial" fo:font-size="22pt" style:font-size-asian="22pt" style:font-size-complex="22pt"/>
    </style:style>
    <style:style style:name="P24" style:family="paragraph">
      <style:paragraph-properties fo:margin-top="0.2cm" fo:margin-bottom="0cm" style:writing-mode="lr-tb"/>
      <style:text-properties fo:color="#000000" style:font-name="Arial" fo:font-size="22pt" style:font-size-asian="22pt" style:font-size-complex="22pt"/>
    </style:style>
    <style:style style:name="P25" style:family="paragraph">
      <style:paragraph-properties style:writing-mode="lr-tb"/>
      <style:text-properties fo:color="#000000" style:font-name="Arial" fo:font-size="20pt" style:font-size-asian="20pt" style:font-size-complex="20pt"/>
    </style:style>
    <style:style style:name="P26" style:family="paragraph">
      <style:paragraph-properties fo:margin-top="0.2cm" fo:margin-bottom="0cm" style:writing-mode="lr-tb"/>
      <style:text-properties fo:color="#000000" style:font-name="Arial" fo:font-size="18pt" style:font-size-asian="18pt" style:font-size-complex="18pt"/>
    </style:style>
    <style:style style:name="T1" style:family="text">
      <style:text-properties fo:color="#ff0000" style:font-name="Arial" fo:font-size="40pt" style:font-size-asian="40pt" style:font-size-complex="40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color="#ff0000" style:font-name="Arial"/>
    </style:style>
    <style:style style:name="T4" style:family="text">
      <style:text-properties style:font-name="Arial" fo:font-size="28pt" style:font-size-asian="28pt" style:font-size-complex="28pt"/>
    </style:style>
    <style:style style:name="T5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style:font-name="Arial"/>
    </style:style>
    <style:style style:name="T8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ff0000" style:font-name="Arial" fo:font-style="normal" style:font-style-asian="normal" style:font-style-complex="normal"/>
    </style:style>
    <style:style style:name="T12" style:family="text">
      <style:text-properties style:font-name="Arial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" fo:font-size="18pt"/>
    </style:style>
    <style:style style:name="T15" style:family="text">
      <style:text-properties fo:color="#0000ff" style:font-name="Arial" fo:font-size="20pt" style:font-size-asian="20pt" style:font-size-complex="20pt"/>
    </style:style>
    <style:style style:name="T16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00ff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Arial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Arial" fo:font-size="20pt" style:font-size-asian="20pt" style:font-size-complex="20pt"/>
    </style:style>
    <style:style style:name="T28" style:family="text">
      <style:text-properties fo:color="#00cc00" style:font-name="Arial" fo:font-size="20pt" style:font-size-asian="20pt" style:font-size-complex="20pt"/>
    </style:style>
    <style:style style:name="T29" style:family="text">
      <style:text-properties fo:color="#009900" style:font-name="Arial" fo:font-size="20pt" style:font-size-asian="20pt" style:font-size-complex="20pt"/>
    </style:style>
    <style:style style:name="T30" style:family="text">
      <style:text-properties fo:color="#cc00cc" style:font-name="Arial" fo:font-size="20pt" style:font-size-asian="20pt" style:font-size-complex="20pt"/>
    </style:style>
    <style:style style:name="T31" style:family="text">
      <style:text-properties fo:color="#00cccc" style:font-name="Arial" fo:font-size="20pt" style:font-size-asian="20pt" style:font-size-complex="20pt"/>
    </style:style>
    <style:style style:name="T32" style:family="text">
      <style:text-properties fo:color="#007826" style:font-name="Arial" fo:font-size="20pt" style:font-size-asian="20pt" style:font-size-complex="20pt"/>
    </style:style>
    <style:style style:name="T33" style:family="text">
      <style:text-properties fo:color="#0000cc" style:font-name="Arial" fo:font-size="20pt" style:font-size-asian="20pt" style:font-size-complex="20pt"/>
    </style:style>
    <style:style style:name="T34" style:family="text">
      <style:text-properties fo:color="#990099" style:font-name="Arial" fo:font-size="20pt" style:font-size-asian="20pt" style:font-size-complex="20pt"/>
    </style:style>
    <style:style style:name="T35" style:family="text">
      <style:text-properties fo:color="#808080" style:font-name="Arial" fo:font-size="22pt" style:font-size-asian="22pt" style:font-size-complex="22pt"/>
    </style:style>
    <style:style style:name="T36" style:family="text">
      <style:text-properties fo:color="#990099" style:font-name="Arial" fo:font-size="22pt" style:font-size-asian="22pt" style:font-size-complex="22pt"/>
    </style:style>
    <style:style style:name="T37" style:family="text">
      <style:text-properties style:font-name="Arial" fo:font-size="22pt" style:font-size-asian="22pt" style:font-size-complex="22pt"/>
    </style:style>
    <style:style style:name="T38" style:family="text">
      <style:text-properties fo:color="#000099" style:font-name="Arial" fo:font-size="22pt" style:font-size-asian="22pt" style:font-size-complex="22pt"/>
    </style:style>
    <style:style style:name="T39" style:family="text">
      <style:text-properties fo:color="#000099"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6.949cm" svg:x="1.4cm" svg:y="-0.883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3C6BB2CFE815496D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78BF56CF341141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12" draw:layer="layout" svg:width="25.199cm" svg:height="12.179cm" svg:x="1.399cm" svg:y="4.914cm" presentation:class="outline" presentation:user-transformed="true">
          <draw:text-box>
            <text:p text:style-name="P6"><text:span text:style-name="T7"><text:s text:c="3"/></text:span><text:span text:style-name="T6"><text:s/></text:span><text:span text:style-name="T6">Antes de criarmos a página inicial da aplicação, precisamos criar </text:span><text:span text:style-name="T16">os modelos</text:span><text:span text:style-name="T6">,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6">Model</text:span><text:span text:style-name="T6">, que fica dentro do diretório </text:span><text:span text:style-name="T16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Usuarios.php</text:span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19"><text:span text:style-name="T19">class</text:span><text:span text:style-name="T20"> Usuarios</text:span><text:span text:style-name="T21"> </text:span><text:span text:style-name="T19">extends</text:span><text:span text:style-name="T20"> Zend_Db_Table</text:span></text:p>
            <text:p text:style-name="P19"><text:span text:style-name="T20">{</text:span></text:p>
            <text:p text:style-name="P19"><text:span text:style-name="T19"><text:tab/></text:span><text:span text:style-name="T19">protected</text:span><text:span text:style-name="T20"> </text:span><text:span text:style-name="T22">$_name</text:span><text:span text:style-name="T20"> = '</text:span><text:span text:style-name="T23">usuarios</text:span><text:span text:style-name="T20">';</text:span></text:p>
            <text:p text:style-name="P19"><text:span text:style-name="T20">}</text:span></text:p>
            <text:p text:style-name="P19"><text:span text:style-name="T20"/></text:p>
            <text:p text:style-name="P19"><text:span text:style-name="T19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Itens.php</text:span></text:p>
            <text:p text:style-name="P19"><text:span text:style-name="T24"/></text:p>
            <text:p text:style-name="P19"><text:span text:style-name="T19">&lt;?php</text:span></text:p>
            <text:p text:style-name="P19"><text:span text:style-name="T23"/></text:p>
            <text:p text:style-name="P19"><text:span text:style-name="T23"><text:tab/></text:span><text:span text:style-name="T19">class</text:span><text:span text:style-name="T23"> </text:span><text:span text:style-name="T20">itens</text:span><text:span text:style-name="T23"> </text:span><text:span text:style-name="T19">extends</text:span><text:span text:style-name="T23"> </text:span><text:span text:style-name="T20">Zend_Db_Table</text:span></text:p>
            <text:p text:style-name="P19"><text:span text:style-name="T20">{</text:span></text:p>
            <text:p text:style-name="P19"><text:span text:style-name="T23"><text:tab/></text:span><text:span text:style-name="T19">protected</text:span><text:span text:style-name="T23"> </text:span><text:span text:style-name="T22">$_name</text:span><text:span text:style-name="T23"> </text:span><text:span text:style-name="T20">=</text:span><text:span text:style-name="T23"> ‘itens‘ </text:span><text:span text:style-name="T20">;</text:span></text:p>
            <text:p text:style-name="P19"><text:span text:style-name="T20">}</text:span></text:p>
            <text:p text:style-name="P19"><text:span text:style-name="T19">?&gt;</text:span><text:span text:style-name="T25">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0" draw:layer="layout" svg:width="25.199cm" svg:height="12.179cm" svg:x="1.001cm" svg:y="4.621cm" presentation:class="subtitle" presentation:user-transformed="true">
          <draw:text-box>
            <text:p text:style-name="P19"><text:span text:style-name="T17">Pedidos.php</text:span></text:p>
            <text:p text:style-name="P19"><text:span text:style-name="T24"/></text:p>
            <text:p text:style-name="P19"><text:span text:style-name="T19">&lt;?php</text:span></text:p>
            <text:p text:style-name="P19"><text:span text:style-name="T19"><text:tab/></text:span><text:span text:style-name="T19">class </text:span><text:span text:style-name="T20">Pedidos </text:span><text:span text:style-name="T19">extends</text:span><text:span text:style-name="T20"> Zend_Db_Table</text:span><text:span text:style-name="T26"> </text:span></text:p>
            <text:p text:style-name="P19"><text:span text:style-name="T20">{</text:span></text:p>
            <text:p text:style-name="P19"><text:span text:style-name="T26"><text:tab/></text:span><text:span text:style-name="T19">protected</text:span><text:span text:style-name="T20"> $_name = ‘ </text:span><text:span text:style-name="T23">pedidos</text:span><text:span text:style-name="T20">’ ;</text:span></text:p>
            <text:p text:style-name="P19"><text:span text:style-name="T20">}</text:span></text:p>
            <text:p text:style-name="P19"><text:span text:style-name="T19">?&gt;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7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7"/></text:p>
              </text:list-header>
            </text:list>
            <text:list text:style-name="L3">
              <text:list-header>
                <text:p><text:span text:style-name="T27">Em seguida vamos criar uma tabela com o nome “produtos”, com 4 campos:</text:span></text:p>
                <text:p><text:span text:style-name="T27"/></text:p>
              </text:list-header>
              <text:list-item>
                <text:p><text:span text:style-name="T28">Id</text:span><text:span text:style-name="T6">: </text:span><text:span text:style-name="T27">serial / (não nulo, chave única e chave primária)</text:span></text:p>
              </text:list-item>
              <text:list-item>
                <text:p><text:span text:style-name="T28">Nome</text:span><text:span text:style-name="T27">:text</text:span></text:p>
              </text:list-item>
              <text:list-item>
                <text:p><text:span text:style-name="T28">Valor</text:span><text:span text:style-name="T27">:money</text:span></text:p>
              </text:list-item>
              <text:list-item>
                <text:p><text:span text:style-name="T28">Quantidade</text:span><text:span text:style-name="T27">: intenger </text:span>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9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29">config.ini</text:span><text:span text:style-name="T6"> dentro de </text:span><text:span text:style-name="T29">application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30">[database]</text:span></text:p>
            <text:p><text:span text:style-name="T6">db. adapter = PDO_PGSQL</text:span></text:p>
            <text:p><text:span text:style-name="T6">db.config.host = localhost</text:span></text:p>
            <text:p><text:span text:style-name="T6">db.config.username = acme</text:span></text:p>
            <text:p><text:span text:style-name="T6">db.config.password = </text:span><text:span text:style-name="T31">123456</text:span></text:p>
            <text:p><text:span text:style-name="T6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2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3">init (onde os modelos serão carregados)</text:span><text:span text:style-name="T6"> e</text:span><text:span text:style-name="T33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2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1"><text:span text:style-name="T34">class</text:span><text:span text:style-name="T6"> IndexController </text:span><text:span text:style-name="T34">extends</text:span><text:span text:style-name="T6"> Zend_Controller_Action</text:span></text:p>
                <text:p text:style-name="P21"><text:span text:style-name="T6">{</text:span></text:p>
                <text:p text:style-name="P21"><text:span text:style-name="T6">/**</text:span></text:p>
                <text:p text:style-name="P21"><text:span text:style-name="T6">* Este método será executado sempre que a classe for</text:span></text:p>
                <text:p text:style-name="P21"><text:span text:style-name="T6">instanciada,* depois do construtor.</text:span></text:p>
                <text:p text:style-name="P21"><text:span text:style-name="T6">* Faz o carregamento das classes que serão usadas pelo controlador.</text:span></text:p>
                <text:p text:style-name="P21"><text:span text:style-name="T6">*</text:span></text:p>
                <text:p text:style-name="P21"><text:span text:style-name="T6">* @return void</text:span></text:p>
                <text:p text:style-name="P21"><text:span text:style-name="T6">*/</text:span></text:p>
                <text:p text:style-name="P21"><text:span text:style-name="T34">public function</text:span><text:span text:style-name="T6"> init()</text:span></text:p>
                <text:p text:style-name="P21"><text:span text:style-name="T6">{</text:span></text:p>
                <text:p text:style-name="P21"><text:span text:style-name="T6">Zend_Loader::loadClass('</text:span><text:span text:style-name="T33">Usuarios</text:span><text:span text:style-name="T6">');</text:span></text:p>
                <text:p text:style-name="P21"><text:span text:style-name="T6">Zend_Loader::loadClass('</text:span><text:span text:style-name="T33">Produtos</text:span><text:span text:style-name="T6">');</text:span></text:p>
                <text:p text:style-name="P21"><text:span text:style-name="T6">Zend_Loader::loadClass('</text:span><text:span text:style-name="T33">Itens</text:span><text:span text:style-name="T6">');</text:span></text:p>
                <text:p text:style-name="P21"><text:span text:style-name="T27">Zend_Loader::loadClass</text:span><text:span text:style-name="T6">('</text:span><text:span text:style-name="T33">Pedidos</text:span><text:span text:style-name="T6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4" draw:layer="layout" svg:width="25.199cm" svg:height="15.457cm" svg:x="1.4cm" svg:y="4.343cm" presentation:class="outline" presentation:user-transformed="true">
          <draw:text-box>
            <text:p text:style-name="P23"><text:span text:style-name="T35">/**</text:span></text:p>
            <text:p text:style-name="P23"><text:span text:style-name="T35">* Método que mostra a página inicial</text:span></text:p>
            <text:p text:style-name="P23"><text:span text:style-name="T35">*</text:span></text:p>
            <text:p text:style-name="P23"><text:span text:style-name="T35">* @return void</text:span></text:p>
            <text:p text:style-name="P23"><text:span text:style-name="T35">*/</text:span></text:p>
            <text:p text:style-name="P23"><text:span text:style-name="T36">public function</text:span><text:span text:style-name="T37"> indexAction()</text:span></text:p>
            <text:p text:style-name="P23"><text:span text:style-name="T37">{</text:span></text:p>
            <text:p text:style-name="P23"><text:span text:style-name="T35">$view</text:span><text:span text:style-name="T37"> = Zend_Registry::get('</text:span><text:span text:style-name="T38">view</text:span><text:span text:style-name="T37">' );</text:span></text:p>
            <text:p text:style-name="P23"><text:span text:style-name="T37">$view→assign( </text:span><text:span text:style-name="T38">'header'</text:span><text:span text:style-name="T37">,</text:span><text:span text:style-name="T38">'pageHeader.phtml' </text:span><text:span text:style-name="T37">);</text:span></text:p>
            <text:p text:style-name="P23"><text:span text:style-name="T37">$view→assign( </text:span><text:span text:style-name="T38">'body'</text:span><text:span text:style-name="T37">,</text:span><text:span text:style-name="T38">'index.phtml' </text:span><text:span text:style-name="T37">);</text:span></text:p>
            <text:p text:style-name="P23"><text:span text:style-name="T37">$view→assign( </text:span><text:span text:style-name="T38">'footer'</text:span><text:span text:style-name="T37">,</text:span><text:span text:style-name="T38">'pageFooter.phtml' </text:span><text:span text:style-name="T37">);</text:span></text:p>
            <text:p text:style-name="P23"><text:span text:style-name="T38">$this→_response→setBody($view→render('default.phtml' </text:span><text:span text:style-name="T37">));</text:span></text:p>
            <text:p text:style-name="P23"><text:span text:style-name="T37"><text:s text:c="4"/></text:span><text:span text:style-name="T37">}</text:span></text:p>
            <text:p text:style-name="P23"><text:span text:style-name="T37">}</text:span></text:p>
            <text:p text:style-name="P23"><text:span text:style-name="T3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diretório Index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 text:style-name="P25"><text:span text:style-name="T27">Por força do esquema padrão do Zend, somos obrigados a criar dentro de </text:span><text:span text:style-name="T39">views/scripts</text:span><text:span text:style-name="T27"> um diretório </text:span><text:span text:style-name="T39">index</text:span><text:span text:style-name="T27"> contendo um arquivo </text:span><text:span text:style-name="T39">index.phtml.</text:span></text:p>
            <text:p text:style-name="P25"><text:span text:style-name="T27">O que ocorre é o seguinte: todo método deve ter um arquivo </text:span><text:span text:style-name="T39">phtml</text:span><text:span text:style-name="T27"> com o </text:span><text:span text:style-name="T27">mesmo nome (sem o sufixo </text:span><text:span text:style-name="T39">Action</text:span><text:span text:style-name="T27">) dentro de uma pasta com o nome do </text:span><text:span text:style-name="T27">controlador (sem o sufixo </text:span><text:span text:style-name="T39">Controller</text:span><text:span text:style-name="T27">) dentro </text:span><text:span text:style-name="T39">deviews/scripts</text:span><text:span text:style-name="T27">.</text:span></text:p>
            <text:p text:style-name="P25"><text:span text:style-name="T27">Neste projeto, criaremos pares de visões com o mesmo nome, mas você </text:span><text:span text:style-name="T27">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 text:style-name="P25"><text:span text:style-name="T27">Por força do esquema padrão do Zend, somos obrigados a criar dentro de </text:span><text:span text:style-name="T39">views/scripts</text:span><text:span text:style-name="T27"> um diretório </text:span><text:span text:style-name="T39">index</text:span><text:span text:style-name="T27"> contendo um arquivo </text:span><text:span text:style-name="T39">index.phtml.</text:span></text:p>
            <text:p text:style-name="P25"><text:span text:style-name="T27">O que ocorre é o seguinte: todo método deve ter um arquivo </text:span><text:span text:style-name="T39">phtml</text:span><text:span text:style-name="T27"> com o mesmo nome (sem o sufixo </text:span><text:span text:style-name="T39">Action</text:span><text:span text:style-name="T27">) dentro de uma pasta com o nome do controlador (sem o sufixo </text:span><text:span text:style-name="T39">Controller</text:span><text:span text:style-name="T27">) dentro </text:span><text:span text:style-name="T39">deviews/scripts</text:span><text:span text:style-name="T27">.</text:span></text:p>
            <text:p text:style-name="P25"><text:span text:style-name="T27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5"><text:span text:style-name="T27">Como estamos criando uma página que sempre vai ter um cabeçalho, corpo e rodapé definidos pelo </text:span><text:span text:style-name="T39">default.phtml.</text:span></text:p>
            <text:p text:style-name="P25"><text:span text:style-name="T27">É assim porque queremos optar por configurar esses itens.</text:span></text:p>
            <text:p text:style-name="P25"><text:span text:style-name="T27">Então em </text:span><text:span text:style-name="T39">views/scripts/[metodo]</text:span><text:span text:style-name="T27"> teremos um arquivo continente, que simplesmente é preenchido com o conteúdo de </text:span><text:span text:style-name="T39">default.phtml</text:span><text:span text:style-name="T27">, configurado previamente. O corpo desse arquivo que é chamado automaticamente como a visão padrão do método em questão, será um arquivo de mesmo nome, localizado na raiz </text:span><text:span text:style-name="T3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1-26T11:35:25.427969929</dc:date>
    <meta:editing-duration>PT9H44M2S</meta:editing-duration>
    <meta:editing-cycles>67</meta:editing-cycles>
    <meta:document-statistic meta:object-count="198"/>
  </office:meta>
</office:document-meta>
</file>